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table:number-columns-spanned="5" table:number-rows-spanned="1">
            <text:p>Environment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table:style-name="ce1" office:value-type="string" table:number-columns-spanned="1" table:number-rows-spanned="6">
            <text:p>Agent</text:p>
          </table:table-cell>
          <table:table-cell/>
          <table:table-cell office:value-type="string">
            <text:p>Amb1</text:p>
          </table:table-cell>
          <table:table-cell office:value-type="string">
            <text:p>Amb 2</text:p>
          </table:table-cell>
          <table:table-cell office:value-type="string">
            <text:p>Amb3</text:p>
          </table:table-cell>
          <table:table-cell office:value-type="string">
            <text:p>Amb4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Perceptual</text:p>
          </table:table-cell>
          <table:table-cell office:value-type="string">
            <text:p>35/51</text:p>
          </table:table-cell>
          <table:table-cell office:value-type="string">
            <text:p>35/52</text:p>
          </table:table-cell>
          <table:table-cell office:value-type="string">
            <text:p>37/68</text:p>
          </table:table-cell>
          <table:table-cell office:value-type="string">
            <text:p>38/89</text:p>
          </table:table-cell>
          <table:table-cell table:number-columns-repeated="3"/>
          <table:table-cell office:value-type="string">
            <text:p>\</text:p>
          </table:table-cell>
        </table:table-row>
        <table:table-row table:style-name="ro2">
          <table:covered-table-cell/>
          <table:table-cell office:value-type="string">
            <text:p>+ Task</text:p>
          </table:table-cell>
          <table:table-cell office:value-type="string">
            <text:p>36/49</text:p>
          </table:table-cell>
          <table:table-cell office:value-type="string">
            <text:p>34/47</text:p>
          </table:table-cell>
          <table:table-cell office:value-type="string">
            <text:p>37/61</text:p>
          </table:table-cell>
          <table:table-cell office:value-type="string">
            <text:p>37/79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+ Activation</text:p>
          </table:table-cell>
          <table:table-cell table:number-columns-repeated="4" office:value-type="string">
            <text:p>35/44</text:p>
          </table:table-cell>
          <table:table-cell table:number-columns-repeated="3"/>
          <table:table-cell office:value-type="string">
            <text:p><text:s text:c="2"/></text:p>
          </table:table-cell>
        </table:table-row>
        <table:table-row table:style-name="ro2">
          <table:covered-table-cell/>
          <table:table-cell office:value-type="string">
            <text:p>+ Dialog</text:p>
          </table:table-cell>
          <table:table-cell table:number-columns-repeated="4" office:value-type="string">
            <text:p>35/42</text:p>
          </table:table-cell>
          <table:table-cell table:number-columns-repeated="4"/>
        </table:table-row>
        <table:table-row table:style-name="ro2">
          <table:covered-table-cell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Amb1</text:p>
          </table:table-cell>
          <table:table-cell office:value-type="string">
            <text:p>Amb 2</text:p>
          </table:table-cell>
          <table:table-cell office:value-type="string">
            <text:p>Amb3</text:p>
          </table:table-cell>
          <table:table-cell office:value-type="string">
            <text:p>Amb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ceptual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+ Task</text:p>
          </table:table-cell>
          <table:table-cell table:number-columns-repeated="2"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+ Activation</text:p>
          </table:table-cell>
          <table:table-cell table:number-columns-repeated="4" office:value-type="float" office:value="9">
            <text:p>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+ Dialog</text:p>
          </table:table-cell>
          <table:table-cell table:number-columns-repeated="4" office:value-type="float" office:value="7">
            <text:p>7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4:17:29</meta:creation-date>
    <dc:date>2013-02-18T22:41:22</dc:date>
    <meta:editing-duration>PT5H51M16S</meta:editing-duration>
    <meta:editing-cycles>9</meta:editing-cycles>
    <meta:generator>LibreOffice/3.5$Linux_X86_64 LibreOffice_project/350m1$Build-2</meta:generator>
    <meta:document-statistic meta:table-count="3" meta:cell-count="52" meta:object-count="0"/>
  </office:meta>
</office:document-meta>
</file>